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llection.getSchem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SchemaCollection( URI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getSchema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llection.resolve( URI base ,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Collection.read( Element elem , URI sour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Collection.Schema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llection.handleImports( Schema schema , URI baseUri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chemaCollection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llection.read( String location , URI base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Collection.read( InputSource inpu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